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officeooo:rsid="000bd8d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bookmark text:name="Q_0"/><text:bookmark text:name="Questions"/>I thought by now we would have learned the lesson that if we ignore overhead, we ------------- our expenses.</text:p>
          <text:list>
            <text:list-item>
              <text:p text:style-name="P1"><text:bookmark text:name="Q_0_0"/>  underestimating</text:p>
            </text:list-item>
            <text:list-item>
              <text:p text:style-name="P1"><text:bookmark text:name="Q_0_1"/><text:span text:style-name="T1">x</text:span>  will underestimate</text:p>
            </text:list-item>
            <text:list-item>
              <text:p text:style-name="P1"><text:bookmark text:name="Q_0_2"/>  would underestimate</text:p>
            </text:list-item>
            <text:list-item>
              <text:p text:style-name="P1"><text:bookmark text:name="Q_0_3"/>  have underestimated</text:p>
            </text:list-item>
          </text:list>
        </text:list-item>
        <text:list-item>
          <text:p text:style-name="P1"><text:bookmark text:name="Q_1"/>If the yield ---------------------- up from 9.8 percent, it would have been the highest average yield since 1992.</text:p>
          <text:list>
            <text:list-item>
              <text:p text:style-name="P1"><text:bookmark text:name="Q_1_0"/>  would go</text:p>
            </text:list-item>
            <text:list-item>
              <text:p text:style-name="P1"><text:bookmark text:name="Q_1_1"/>  has gone</text:p>
            </text:list-item>
            <text:list-item>
              <text:p text:style-name="P1"><text:bookmark text:name="Q_1_2"/>  will go</text:p>
            </text:list-item>
            <text:list-item>
              <text:p text:style-name="P1"><text:bookmark text:name="Q_1_3"/> <text:span text:style-name="T1">x</text:span> had gone</text:p>
            </text:list-item>
          </text:list>
        </text:list-item>
        <text:list-item>
          <text:p text:style-name="P1"><text:bookmark text:name="Q_2"/>They will import 750,000 more automobiles a year if international quotas set by the ministry ------------------ lifted</text:p>
          <text:list>
            <text:list-item>
              <text:p text:style-name="P1"><text:bookmark text:name="Q_2_0"/> <text:span text:style-name="T1">x</text:span> are</text:p>
            </text:list-item>
            <text:list-item>
              <text:p text:style-name="P1"><text:bookmark text:name="Q_2_1"/>  be</text:p>
            </text:list-item>
            <text:list-item>
              <text:p text:style-name="P1"><text:bookmark text:name="Q_2_2"/>  will be</text:p>
            </text:list-item>
            <text:list-item>
              <text:p text:style-name="P1"><text:bookmark text:name="Q_2_3"/>  have been</text:p>
            </text:list-item>
          </text:list>
        </text:list-item>
        <text:list-item>
          <text:p text:style-name="P1"><text:bookmark text:name="Q_3"/>If the government ----------------- an import fee, as it has threatened to do for years, prices of consumer goods will increase by at least 10 percent.</text:p>
          <text:list>
            <text:list-item>
              <text:p text:style-name="P1"><text:bookmark text:name="Q_3_0"/>  will impose</text:p>
            </text:list-item>
            <text:list-item>
              <text:p text:style-name="P1"><text:bookmark text:name="Q_3_1"/> <text:span text:style-name="T1">x</text:span> imposes</text:p>
            </text:list-item>
            <text:list-item>
              <text:p text:style-name="P1"><text:bookmark text:name="Q_3_2"/>  has imposed</text:p>
            </text:list-item>
            <text:list-item>
              <text:p text:style-name="P1"><text:bookmark text:name="Q_3_3"/>  is imposing</text:p>
            </text:list-item>
          </text:list>
        </text:list-item>
        <text:list-item>
          <text:p text:style-name="P1"><text:bookmark text:name="Q_4"/>Their monetary unit --------------------- stronger if they did something about their deficit.</text:p>
          <text:list>
            <text:list-item>
              <text:p text:style-name="P1"><text:bookmark text:name="Q_4_0"/>  will be</text:p>
            </text:list-item>
            <text:list-item>
              <text:p text:style-name="P1"><text:bookmark text:name="Q_4_1"/> <text:span text:style-name="T1">x</text:span> would be</text:p>
            </text:list-item>
            <text:list-item>
              <text:p text:style-name="P1"><text:bookmark text:name="Q_4_2"/>  can be</text:p>
            </text:list-item>
            <text:list-item>
              <text:p text:style-name="P1"><text:bookmark text:name="Q_4_3"/>  should be</text:p>
            </text:list-item>
          </text:list>
        </text:list-item>
        <text:list-item>
          <text:p text:style-name="P1"><text:bookmark text:name="Q_5"/>If there had been fringe benefits, such as a company car or stock options, I ---------------- applying for the position.</text:p>
          <text:list>
            <text:list-item>
              <text:p text:style-name="P1"><text:bookmark text:name="Q_5_0"/>  could consider</text:p>
            </text:list-item>
            <text:list-item>
              <text:p text:style-name="P1"><text:bookmark text:name="Q_5_1"/>  considering</text:p>
            </text:list-item>
            <text:list-item>
              <text:p text:style-name="P1"><text:bookmark text:name="Q_5_2"/> <text:span text:style-name="T1">x</text:span> would have considered</text:p>
            </text:list-item>
            <text:list-item>
              <text:p text:style-name="P1"><text:bookmark text:name="Q_5_3"/>  will be considering</text:p>
            </text:list-item>
          </text:list>
        </text:list-item>
        <text:list-item>
          <text:p text:style-name="P1"><text:bookmark text:name="Q_6"/>If the wage parity agreement -------------------- approved, there might have been a strike.</text:p>
          <text:list>
            <text:list-item>
              <text:p text:style-name="P1"><text:bookmark text:name="Q_6_0"/>  was not</text:p>
            </text:list-item>
            <text:list-item>
              <text:p text:style-name="P1"><text:bookmark text:name="Q_6_1"/>  is not</text:p>
            </text:list-item>
            <text:list-item>
              <text:p text:style-name="P1"><text:bookmark text:name="Q_6_2"/> <text:span text:style-name="T1">x</text:span> had not been</text:p>
            </text:list-item>
            <text:list-item>
              <text:p text:style-name="P1"><text:bookmark text:name="Q_6_3"/>  will not be</text:p>
            </text:list-item>
          </text:list>
        </text:list-item>
        <text:list-item>
          <text:p text:style-name="P1"><text:bookmark text:name="Q_7"/>This purchase ------------------ a poor decision if it had been made for investment purposes only.</text:p>
          <text:list>
            <text:list-item>
              <text:p text:style-name="P1"><text:bookmark text:name="Q_7_0"/> <text:span text:style-name="T1">x</text:span> would have been</text:p>
            </text:list-item>
            <text:list-item>
              <text:p text:style-name="P1"><text:bookmark text:name="Q_7_1"/>  would be</text:p>
            </text:list-item>
            <text:list-item>
              <text:p text:style-name="P1"><text:bookmark text:name="Q_7_2"/>  may be</text:p>
            </text:list-item>
            <text:list-item>
              <text:p text:style-name="P1"><text:bookmark text:name="Q_7_3"/>  was</text:p>
            </text:list-item>
          </text:list>
        </text:list-item>
        <text:list-item>
          <text:p text:style-name="P1"><text:bookmark text:name="Q_8"/><text:soft-page-break/>If he had taken flight 307 as was arranged for him in the original itinerary, he ------------------- on time for the luncheon.</text:p>
          <text:list>
            <text:list-item>
              <text:p text:style-name="P1"><text:bookmark text:name="Q_8_0"/>  arrives</text:p>
            </text:list-item>
            <text:list-item>
              <text:p text:style-name="P1"><text:bookmark text:name="Q_8_1"/>  was arriving</text:p>
            </text:list-item>
            <text:list-item>
              <text:p text:style-name="P1"><text:bookmark text:name="Q_8_2"/> <text:span text:style-name="T1">x</text:span> would have arrived</text:p>
            </text:list-item>
            <text:list-item>
              <text:p text:style-name="P2"><text:bookmark text:name="Q_8_3"/>  arrived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2T07:22:21.540000000</meta:creation-date>
    <meta:print-date>2026-01-22T07:22:39.654000000</meta:print-date>
    <dc:date>2026-01-22T12:18:17.567653614</dc:date>
    <meta:editing-duration>PT19M56S</meta:editing-duration>
    <meta:editing-cycles>2</meta:editing-cycles>
    <meta:generator>LibreOffice/25.2.3.2$Linux_X86_64 LibreOffice_project/520$Build-2</meta:generator>
    <meta:document-statistic meta:table-count="0" meta:image-count="0" meta:object-count="0" meta:page-count="2" meta:paragraph-count="45" meta:word-count="286" meta:character-count="1559" meta:non-whitespace-character-count="1300"/>
  </office:meta>
</office:document-meta>
</file>